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 style:list-style-name="L1">
      <style:paragraph-properties fo:text-align="start" style:justify-single-word="fals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ony Kovanen</text:p>
      <text:p text:style-name="P2">Johdatus tekoälyyn, Tehtävät 3</text:p>
      <text:p text:style-name="P2"/>
      <text:list xml:id="list204968767" text:style-name="L1">
        <text:list-item>
          <text:p text:style-name="P3">Tehtävää vastaavassa liitetiedostossa</text:p>
        </text:list-item>
        <text:list-item>
          <text:p text:style-name="P3"/>
          <text:list>
            <text:list-item>
              <text:p text:style-name="P3">Lauseen iii nojalla P(A|B) = P(A,B)/P(B),<text:line-break/>lauseen v nojalla P(A,B) = P(A)P(B|A), <text:line-break/>siispä P(A|B) = P(A)P(B|A)/P(B) mikä oli todistettava</text:p>
            </text:list-item>
            <text:list-item>
              <text:p text:style-name="P3">Lauseen vi nojalla P(AvB) = P(A) + P(B) – P(A,B),<text:line-break/>lauseen vii nojalla P(A,B) = P(A)P(B|A), siis<text:line-break/>P(AvB) = P(A) + P(B) – (P(A)P(B|A)), missä P(B) &gt;= 0, ja P(A)*P(B|A) &lt;= P(A), sillä sekä P(A) että P(B) ovat välillä [0,1] niin että P(B) vaikuttaa P(B|A) arvoon. Nyt kumpi tahansa oli isompi, P(A) tai P(B), on niiden summa silti suurempi kuin P(A)P(B|A) ja näinollen P(AvB) myös vähintään P(A)</text:p>
            </text:list-item>
            <text:list-item>
              <text:p text:style-name="P3">P(A,B) sisältää alkeistapauksen w vain jos w kuuluu tapahtumaan A, sekä tapahtumaan B. Vaikka jokainen tapahtuman A alkeistapaus kuuluisi joukkoon A^B, ei siinä voisi olla enempää alkeistapauksia, sillä joukossa B voi olla korkeintaan yhtä monta A:n kanssa yhteistä alkeistapausta kuin A:ssa niitä on yhteensä. Näiden alkeistapausten summat ovat samat, joten P(A^B) = P(A,B) &lt;= P(A). </text:p>
            </text:list-item>
            <text:list-item>
              <text:p text:style-name="P3">Lauseen viii nojalla P(A,B) = P(A)P(B|A),<text:line-break/>Lauseen iv nojalla jos A on riippumaton B:stä, niin P(B|A) = P(B), siis<text:line-break/>P(A,B) = P(A)P(B), mikä oli todistettava</text:p>
            </text:list-item>
            <text:list-item>
              <text:p text:style-name="P3">Jos jokainen tapahtuma Ai on riippumaton muista tapahtumasta Ai, missä i on erisuuri,, voidaan edellisessä kohdassa todistettua lausetta käyttää hyväksi. Kun Ai arvoksi saadaan joko kruuna todennäköisyydellä p, niin ensimmäisen heiton tuloksena saadaan kruuna todennäköisyydellä p^1 = p. <text:line-break/><text:line-break/>Nyt oletetaan että tapauksessa n todennäköisyys saada n kruunaa on p^n. Tapauksessa n+1 saadaan kaava: p^n * p. Ketjutussäännön nojalla tämä voidaan kirjoittaa muotoon P(A1) * P(A2|A1) * P(A3|A1,A2)*..., ja edellisessä kohdassa todistetun lauseen nojalla kun tapaukset Ai ovat toisistaan riippumattomia, voidaan tämä simplifioida muotoon P(A1)P(A2)...P(An+1) = p^n+1, mikä oli todistettava</text:p>
            </text:list-item>
          </text:list>
        </text:list-item>
        <text:list-item>
          <text:p text:style-name="P3">a) <text:line-break/> <text:s text:c="2"/>a) P(A|R,B,-K) = P(A,R,B,-K)/P(R,B-K)<text:line-break/> <text:s text:c="6"/>P(A,R,B,-K) = P(A,R,S,B,-K,L) +<text:line-break/> <text:s text:c="30"/>P(A,R,S,B,-K,-L) +<text:line-break/> <text:s text:c="30"/>P(A,R,-S,B,-K,L) +<text:line-break/> <text:s text:c="30"/>P(A,R,-S,B,-K,-L)<text:line-break/> <text:s text:c="27"/>= P(A)P(R|A)P(S|A)P(B)P(-K|S,B)P(L|-K) +<text:line-break/> <text:s text:c="30"/>P(A)P(R|A)P(S|A)P(B)P(-K|S,B)P(-L|-K) +<text:line-break/> <text:s text:c="30"/>P(A)P(R|A)P(-S|A)P(B)P(-K|-S,B)P(L|-K) +<text:line-break/> <text:s text:c="30"/>P(A)P(R|A)P(-S|A)P(B)P(-K|-S,B)P(-L|-K) +<text:line-break/> <text:s text:c="27"/>= 0 + 0.9*0.9*0.95*0.95*0.01*1 + 0 + 0.9*0.9*0.05*0.95*1*1<text:line-break/> <text:s text:c="27"/>= 0.04578525<text:line-break/> <text:s text:c="30"/><text:line-break/><text:line-break/> <text:s text:c="5"/>P(R,B-K) = P(A,R,S,B,-K,L) +<text:line-break/> <text:s text:c="25"/>P(A,R,S,B,-K,-L) +<text:line-break/> <text:s text:c="25"/>P(A,R,-S,B,-K,L) +<text:line-break/> <text:s text:c="25"/>P(A,R,-S,B,-K,-L) +<text:line-break/> <text:s text:c="25"/>P(-A,R,S,B,-K,L) +<text:line-break/> <text:s text:c="25"/>P(-A,R,S,B,-K,-L) +<text:line-break/><text:soft-page-break/> <text:s text:c="25"/>P(-A,R,-S,B,-K,L) +<text:line-break/> <text:s text:c="25"/>P(-A,R,-S,B,-K,-L)<text:line-break/> <text:s text:c="19"/>= P(A)P(R|A)P(S|A)P(B)P(-K|S,B)P(L|-K) +<text:line-break/> <text:s text:c="22"/>P(A)P(R|A)P(S|A)P(B)P(-K|S,B)P(-L|-K) +<text:line-break/> <text:s text:c="22"/>P(A)P(R|A)P(-S|A)P(B)P(-K|-S,B)P(L|-K) +<text:line-break/> <text:s text:c="22"/>P(A)P(R|A)P(-S|A)P(B)P(-K|-S,B)P(-L|-K) +<text:line-break/> <text:s text:c="22"/>P(-A)P(R|-A)P(S|-A)P(B)P(-K|S,B)P(L|-K) +<text:line-break/> <text:s text:c="22"/>P(-A)P(R|A)P(S|A)P(B)P(-K|S,B)P(-L|-K) +<text:line-break/> <text:s text:c="22"/>P(-A)P(R|-A)P(-S|-A)P(B)P(-K|-S,B)P(L|-K) +<text:line-break/> <text:s text:c="22"/>P(-A)P(R|-A)P(-S|-A)P(B)P(-K|-S,B)P(-L|-K) +<text:line-break/> <text:s text:c="19"/>= 0 + 0.9*0.9*0.95*0.95*0.01*1 + 0 + 0.9*0.9*0.05*0.95*1*1 + 0 + 0 + 0 + 0<text:line-break/> <text:s text:c="19"/>= 0.04578525<text:line-break/> <text:s text:c="30"/><text:line-break/> <text:s text:c="3"/>Tulos: 1 <text:s text:c="26"/><text:line-break/><text:line-break/> <text:s text:c="2"/>b) P(K|R,S,B) = P(K,R,S,B)/P(R,S,B)<text:line-break/> <text:s text:c="7"/>P(K,R,S,B) = P(A,R,S,B,K,L) + <text:line-break/> <text:s text:c="29"/>P(A,R,S,B,K,-L) +<text:line-break/> <text:s text:c="29"/>P(-A,R,S,B,K,L) +<text:line-break/> <text:s text:c="29"/>P(-A,R,S,B,K,-L) +<text:line-break/> <text:s text:c="26"/>= 0.9*0.9*0.95*0.95*0.99*0.99 + 0.9*0.9*0.95*0.95*0.99*0.01 + 0 + 0<text:line-break/> <text:s text:c="26"/>= 0.72371475<text:line-break/> <text:s text:c="7"/>P(R,S,B) = P(A,R,S,B,K,L) +<text:line-break/> <text:s text:c="26"/>P(A,R,S,B,K,-L) +<text:line-break/> <text:s text:c="26"/>P(A,R,S,B,-K,L) +<text:line-break/> <text:s text:c="26"/>P(A,R,S,B,-K,-L) +<text:line-break/> <text:s text:c="26"/>P(-A,R,S,B,K,L) +<text:line-break/> <text:s text:c="26"/>P(-A,R,S,B,K,-L) +<text:line-break/> <text:s text:c="26"/>P(-A,R,S,B,-K,L) +<text:line-break/> <text:s text:c="26"/>P(-A,R,S,B,-K,-L) +<text:line-break/> <text:s text:c="23"/>= 0.9*0.9*0.95*0.95*0.99*0.99 + 0.9*0.9*0.95*0.95*0.99*0.01 + <text:line-break/> <text:s text:c="26"/>0 + <text:s/>0.9*0.9*0.95*0.95*0.01*1 + 0 + 0 + 0 + 0<text:line-break/> <text:s text:c="23"/>= 0.731025<text:line-break/> <text:s text:c="6"/>Tulos = 0.99<text:line-break/> <text:s text:c="26"/><text:line-break/> <text:s text:c="2"/>c) Tulos on sama kuin edellä, sillä radio ei vaikuta käynnistyksen todennäköisyyteen. Sen summa jää puuttumaan sekä osoittajan että nimittäjän summasta ja lopputulos on täysin sama.<text:line-break/><text:line-break/>b) Algoritmin toteutus löytyy liitetiedostosta generate_tuples.rb. Tapauksia joissa L=0, sekä A=0 tapauksiin nähden joissa A=0 on noin 49%, tapauksia missä sen sijaan B=0 on noin 24%. Tämä siis tarkoittaa että on todennäköisempää, että jos auto ei liiku, niin ei ole bensa, kuin että akku on loppu. <text:line-break/><text:line-break/>Tapauksia missä K=0 ja A=1 tapauksista missä K=0 on noin 48% prosenttia, kun taas jos B=1 ja A=1 on tapauksia noin 24%. Nämä tarkoittavat sitä, että 48% tapauksista kun auto ei käynnisty siinä on akkua. 24% tapauksista tämän lisäksi kun autossa on sekä akkua että bensaa, se ei silti käynnisty.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non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ny Kovanen</meta:initial-creator>
    <meta:creation-date>2012-09-27T09:35:36</meta:creation-date>
    <dc:date>2012-09-27T17:20:59</dc:date>
    <dc:creator>Tony Kovanen</dc:creator>
    <meta:editing-duration>PT4H9M37S</meta:editing-duration>
    <meta:editing-cycles>176</meta:editing-cycles>
    <meta:generator>LibreOffice/3.4$Unix LibreOffice_project/340m1$Build-302</meta:generator>
    <meta:document-statistic meta:table-count="0" meta:image-count="0" meta:object-count="0" meta:page-count="2" meta:paragraph-count="9" meta:word-count="543" meta:character-count="5324" meta:non-whitespace-character-count="3534"/>
  </office:meta>
</office:document-meta>
</file>